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3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45cm" fo:padding-top="0.136cm" fo:padding-bottom="0.136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78cm" fo:padding-top="0.136cm" fo:padding-bottom="0.136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02cm" svg:height="0.302cm" draw:transform="rotate (0.444884426333354) translate (11.237cm 14.7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0.639cm" svg:height="0.717cm" svg:x="9.72cm" svg:y="15.665cm">
            <draw:text-box>
              <text:p text:style-name="P2"><text:span text:style-name="T1"><text:s/></text:span><text:span text:style-name="T2">d</text:span></text:p>
            </draw:text-box>
          </draw:frame>
          <draw:frame draw:style-name="gr3" draw:text-style-name="P4" draw:layer="layout" svg:width="0.639cm" svg:height="0.75cm" svg:x="10.884cm" svg:y="13.536cm">
            <draw:text-box>
              <text:p text:style-name="P2"><text:span text:style-name="T3"><text:s/></text:span><text:span text:style-name="T4">d</text:span><text:span text:style-name="T5">1</text:span></text:p>
            </draw:text-box>
          </draw:frame>
          <draw:line draw:style-name="gr4" draw:text-style-name="P5" draw:layer="layout" svg:x1="9.106cm" svg:y1="16.084cm" svg:x2="12.265cm" svg:y2="14.578cm">
            <text:p/>
          </draw:line>
          <draw:line draw:style-name="gr5" draw:text-style-name="P5" draw:layer="layout" svg:x1="10.715cm" svg:y1="13.658cm" svg:x2="11.576cm" svg:y2="15.4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55:16.253668223</meta:creation-date>
    <dc:date>2018-04-10T13:55:44.228333187</dc:date>
    <meta:editing-duration>PT28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